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55a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55a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55a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55a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55a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55a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55a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55a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55a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55a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55a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55a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55a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55a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55a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55a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55a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hristian Alejandro Espin Rui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5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13422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a Miguelina Milano Cabe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41642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5.6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